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8pt" style:font-size-asian="18pt" style:font-size-complex="18pt"/>
    </style:style>
    <style:style style:name="T3" style:parent-style-name="DefaultParagraphFont" style:family="text">
      <style:text-properties fo:color="#FF3333"/>
    </style:style>
    <style:style style:name="T4" style:parent-style-name="DefaultParagraphFont" style:family="text">
      <style:text-properties fo:color="#000000"/>
    </style:style>
    <style:style style:name="P5" style:parent-style-name="Standard" style:family="paragraph">
      <style:text-properties fo:color="#000000"/>
    </style:style>
    <style:style style:name="P6" style:parent-style-name="Standard" style:family="paragraph">
      <style:text-properties fo:color="#000000"/>
    </style:style>
    <style:style style:name="P7" style:parent-style-name="Standard" style:family="paragraph">
      <style:text-properties fo:color="#000000"/>
    </style:style>
    <style:style style:name="T8" style:parent-style-name="DefaultParagraphFont" style:family="text">
      <style:text-properties fo:color="#000000"/>
    </style:style>
    <style:style style:name="T9" style:parent-style-name="DefaultParagraphFont" style:family="text">
      <style:text-properties fo:color="#CC00CC"/>
    </style:style>
    <style:style style:name="T10" style:parent-style-name="DefaultParagraphFont" style:family="text">
      <style:text-properties fo:color="#000000"/>
    </style:style>
    <style:style style:name="T11" style:parent-style-name="DefaultParagraphFont" style:family="text">
      <style:text-properties fo:color="#FF3333"/>
    </style:style>
    <style:style style:name="T12" style:parent-style-name="DefaultParagraphFont" style:family="text">
      <style:text-properties fo:color="#000000"/>
    </style:style>
    <style:style style:name="P13" style:parent-style-name="Standard" style:family="paragraph">
      <style:text-properties fo:color="#000000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color="#990000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color="#000000"/>
    </style:style>
    <style:style style:name="T18" style:parent-style-name="DefaultParagraphFont" style:family="text">
      <style:text-properties fo:color="#800000"/>
    </style:style>
    <style:style style:name="T19" style:parent-style-name="DefaultParagraphFont" style:family="text">
      <style:text-properties fo:color="#000000"/>
    </style:style>
    <style:style style:name="P20" style:parent-style-name="Standard" style:family="paragraph">
      <style:text-properties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fo:color="#000099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99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fo:color="#000000"/>
    </style:style>
    <style:style style:name="T27" style:parent-style-name="DefaultParagraphFont" style:family="text">
      <style:text-properties fo:color="#000099"/>
    </style:style>
    <style:style style:name="T28" style:parent-style-name="DefaultParagraphFont" style:family="text">
      <style:text-properties fo:color="#000000"/>
    </style:style>
    <style:style style:name="T29" style:parent-style-name="DefaultParagraphFont" style:family="text">
      <style:text-properties fo:color="#CC00CC"/>
    </style:style>
    <style:style style:name="T30" style:parent-style-name="DefaultParagraphFont" style:family="text">
      <style:text-properties fo:color="#000000"/>
    </style:style>
    <style:style style:name="P31" style:parent-style-name="Standard" style:family="paragraph">
      <style:text-properties fo:color="#000000"/>
    </style:style>
    <style:style style:name="P32" style:parent-style-name="Standard" style:family="paragraph">
      <style:text-properties fo:color="#000000"/>
    </style:style>
    <style:style style:name="P33" style:parent-style-name="Standard" style:family="paragraph">
      <style:text-properties fo:color="#000000"/>
    </style:style>
    <style:style style:name="T34" style:parent-style-name="DefaultParagraphFont" style:family="text">
      <style:text-properties fo:color="#000000"/>
    </style:style>
    <style:style style:name="T35" style:parent-style-name="DefaultParagraphFont" style:family="text">
      <style:text-properties fo:color="#990000"/>
    </style:style>
    <style:style style:name="T36" style:parent-style-name="DefaultParagraphFont" style:family="text">
      <style:text-properties fo:color="#000000"/>
    </style:style>
    <style:style style:name="T37" style:parent-style-name="DefaultParagraphFont" style:family="text">
      <style:text-properties fo:color="#990000"/>
    </style:style>
    <style:style style:name="T38" style:parent-style-name="DefaultParagraphFont" style:family="text">
      <style:text-properties fo:color="#990000"/>
    </style:style>
    <style:style style:name="T39" style:parent-style-name="DefaultParagraphFont" style:family="text">
      <style:text-properties fo:color="#000000"/>
    </style:style>
    <style:style style:name="T40" style:parent-style-name="DefaultParagraphFont" style:family="text">
      <style:text-properties fo:color="#000000" fo:background-color="#FFFFFF"/>
    </style:style>
    <style:style style:name="T41" style:parent-style-name="DefaultParagraphFont" style:family="text">
      <style:text-properties fo:color="#FF3333" fo:background-color="#FFFFFF"/>
    </style:style>
    <style:style style:name="P42" style:parent-style-name="Standard" style:family="paragraph">
      <style:text-properties fo:color="#FF3333" fo:background-color="#FFFFFF"/>
    </style:style>
    <style:style style:name="T43" style:parent-style-name="DefaultParagraphFont" style:family="text">
      <style:text-properties fo:background-color="#FFFFFF"/>
    </style:style>
    <style:style style:name="P44" style:parent-style-name="Standard" style:family="paragraph">
      <style:text-properties fo:color="#000000" fo:background-color="#FFFFFF"/>
    </style:style>
    <style:style style:name="T45" style:parent-style-name="DefaultParagraphFont" style:family="text">
      <style:text-properties fo:color="#000000"/>
    </style:style>
    <style:style style:name="T46" style:parent-style-name="DefaultParagraphFont" style:family="text">
      <style:text-properties fo:color="#000099"/>
    </style:style>
    <style:style style:name="T47" style:parent-style-name="DefaultParagraphFont" style:family="text">
      <style:text-properties fo:color="#000000"/>
    </style:style>
    <style:style style:name="T48" style:parent-style-name="DefaultParagraphFont" style:family="text">
      <style:text-properties fo:color="#000000"/>
    </style:style>
    <style:style style:name="P49" style:parent-style-name="Standard" style:family="paragraph">
      <style:text-properties fo:color="#FFFF00"/>
    </style:style>
    <style:style style:name="P50" style:parent-style-name="Standard" style:family="paragraph">
      <style:text-properties fo:color="#000000"/>
    </style:style>
    <style:style style:name="P51" style:parent-style-name="Standard" style:family="paragraph">
      <style:text-properties fo:color="#000000"/>
    </style:style>
    <style:style style:name="T52" style:parent-style-name="DefaultParagraphFont" style:family="text">
      <style:text-properties fo:color="#000000"/>
    </style:style>
    <style:style style:name="T53" style:parent-style-name="DefaultParagraphFont" style:family="text">
      <style:text-properties fo:color="#000000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fo:color="#000000"/>
    </style:style>
    <style:style style:name="T56" style:parent-style-name="DefaultParagraphFont" style:family="text">
      <style:text-properties fo:color="#000000"/>
    </style:style>
    <style:style style:name="T57" style:parent-style-name="DefaultParagraphFont" style:family="text">
      <style:text-properties fo:color="#CC00CC" fo:font-size="18pt" style:font-size-asian="18pt" style:font-size-complex="18pt"/>
    </style:style>
    <style:style style:name="P58" style:parent-style-name="Standard" style:family="paragraph">
      <style:text-properties fo:color="#000000"/>
    </style:style>
    <style:style style:name="P59" style:parent-style-name="Standard" style:family="paragraph">
      <style:text-properties fo:color="#661900"/>
    </style:style>
    <style:style style:name="T60" style:parent-style-name="DefaultParagraphFont" style:family="text">
      <style:text-properties fo:color="#330099"/>
    </style:style>
    <style:style style:name="T61" style:parent-style-name="DefaultParagraphFont" style:family="text">
      <style:text-properties fo:color="#330099"/>
    </style:style>
    <style:style style:name="P62" style:parent-style-name="Standard" style:family="paragraph">
      <style:text-properties fo:color="#330099"/>
    </style:style>
    <style:style style:name="T63" style:parent-style-name="DefaultParagraphFont" style:family="text">
      <style:text-properties fo:color="#FF0000"/>
    </style:style>
    <style:style style:name="P64" style:parent-style-name="Standard" style:family="paragraph">
      <style:text-properties fo:color="#FF0000"/>
    </style:style>
    <style:style style:name="T65" style:parent-style-name="DefaultParagraphFont" style:family="text">
      <style:text-properties fo:color="#336633"/>
    </style:style>
    <style:style style:name="T6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background-color="#0000FF" style:language-complex="ar" style:country-complex="SA"/>
    </style:style>
    <style:style style:name="T67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background-color="#0000FF" style:language-complex="ar" style:country-complex="SA"/>
    </style:style>
    <style:style style:name="T6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background-color="#0000FF" style:language-complex="ar" style:country-complex="SA"/>
    </style:style>
    <style:style style:name="T69" style:parent-style-name="DefaultParagraphFont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background-color="#0000FF" style:language-complex="ar" style:country-complex="SA"/>
    </style:style>
    <style:style style:name="T70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background-color="#0000FF" style:language-complex="ar" style:country-complex="SA"/>
    </style:style>
    <style:style style:name="T71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background-color="#0000FF" style:language-complex="ar" style:country-complex="SA"/>
    </style:style>
    <style:style style:name="T72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background-color="#0000FF" style:language-complex="ar" style:country-complex="SA"/>
    </style:style>
    <style:style style:name="T73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background-color="#0000FF" style:language-complex="ar" style:country-complex="SA"/>
    </style:style>
    <style:style style:name="T74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background-color="#0000FF" style:language-complex="ar" style:country-complex="SA"/>
    </style:style>
    <style:style style:name="T75" style:parent-style-name="DefaultParagraphFont" style:family="text">
      <style:text-properties style:font-name="Consolas" style:font-name-complex="Consolas" fo:color="#6A3E3E" style:letter-kerning="false" fo:font-size="10pt" style:font-size-asian="10pt" style:font-size-complex="10pt" fo:background-color="#0000FF" style:language-complex="ar" style:country-complex="SA"/>
    </style:style>
    <style:style style:name="T76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background-color="#0000FF" style:language-complex="ar" style:country-complex="SA"/>
    </style:style>
    <style:style style:name="T77" style:parent-style-name="DefaultParagraphFont" style:family="text">
      <style:text-properties style:font-name="Consolas" style:font-name-complex="Consolas" fo:font-style="italic" style:font-style-asian="italic" style:font-style-complex="italic" fo:color="#0000C0" style:letter-kerning="false" fo:font-size="10pt" style:font-size-asian="10pt" style:font-size-complex="10pt" fo:background-color="#0000FF" style:language-complex="ar" style:country-complex="SA"/>
    </style:style>
    <style:style style:name="T78" style:parent-style-name="DefaultParagraphFont" style:family="text">
      <style:text-properties style:font-name="Consolas" style:font-name-complex="Consolas" fo:color="#000000" style:letter-kerning="false" fo:font-size="10pt" style:font-size-asian="10pt" style:font-size-complex="10pt" fo:background-color="#0000FF" style:language-complex="ar" style:country-complex="SA"/>
    </style:style>
    <style:style style:name="P79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0000FF" style:language-complex="ar" style:country-complex="SA"/>
    </style:style>
    <style:style style:name="P80" style:parent-style-name="NoSpacing" style:family="paragraph">
      <style:text-properties style:font-name="Arial Black" style:font-name-complex="Arial"/>
    </style:style>
  </office:automatic-styles>
  <office:body>
    <office:text text:use-soft-page-breaks="true">
      <text:p text:style-name="P1"><text:tab/><text:tab/><text:tab/><text:tab/><text:tab/><text:span text:style-name="T2">User Manual</text:span></text:p>
      <text:p text:style-name="Standard"/>
      <text:p text:style-name="Standard">1. This Program Calculate Values of Electric filed and Magnetic field for any function of current which is<text:s/><text:span text:style-name="T3">depend only on time<text:s/></text:span><text:span text:style-name="T4">at specific location of space.</text:span></text:p>
      <text:p text:style-name="P5"/>
      <text:p text:style-name="P6">2. <text:s/>All<text:s/>Unit follow MKS unit Style.</text:p>
      <text:p text:style-name="P7"/>
      <text:p text:style-name="Standard"><text:span text:style-name="T8">3. <text:s/>You have to specify how current depend on time (Function of current) in a txt file called <text:s/>in specific way (See<text:s/></text:span><text:span text:style-name="T9">Guidelines</text:span><text:span text:style-name="T10"><text:s/>below.)<text:s/></text:span><text:span text:style-name="T11">You have to create it manually</text:span><text:span text:style-name="T12">.</text:span></text:p>
      <text:p text:style-name="P13"/>
      <text:p text:style-name="Standard"><text:span text:style-name="T14">4. Your value for S must be between 1 to 300<text:s/></text:span><text:span text:style-name="T15">mega meter</text:span><text:span text:style-name="T16">. H</text:span><text:span text:style-name="T17">owever , we are initially calculate Starting from 1 to 10<text:s/></text:span><text:span text:style-name="T18">mega meter<text:s/></text:span><text:span text:style-name="T19">.</text:span></text:p>
      <text:p text:style-name="P20"/>
      <text:p text:style-name="Standard"><text:span text:style-name="T21">5. <text:s text:c="2"/>After successful execution of program all answer of Electric-field will be stored in “</text:span><text:span text:style-name="T22">ElectricField.txt</text:span><text:span text:style-name="T23">”, all answer of Vector potential will be stored in “</text:span><text:span text:style-name="T24">VectorPotential.txt</text:span><text:span text:style-name="T25">” an</text:span><text:span text:style-name="T26">d answer of Magnetic-field will be stored in “</text:span><text:span text:style-name="T27">MagneticField.txt</text:span><text:span text:style-name="T28">” automatically in pre-define format (For format see<text:s/></text:span><text:span text:style-name="T29">Guideline</text:span><text:span text:style-name="T30"><text:s/>below.).</text:span></text:p>
      <text:p text:style-name="P31"/>
      <text:p text:style-name="P32">6. One more thing about all field’s answers is if you want to final answer then you have to multiply it with 10e-7. Program can’t do it. But the graph will be plotted correctly<text:s/></text:p>
      <text:p text:style-name="P33"/>
      <text:p text:style-name="Standard"><text:span text:style-name="T34">7. Answer of all field is not accurate but maximum error due to derivatives is ±30% (because value of time is always increase by 1<text:s/></text:span><text:span text:style-name="T35">second</text:span><text:span text:style-name="T36">) for some case where value of time is small i.e. t &lt; 10<text:s/></text:span><text:span text:style-name="T37">sec</text:span><text:span text:style-name="T38">ond</text:span><text:span text:style-name="T39"><text:s/>and after this error reduce to ±1.5%.</text:span><text:span text:style-name="T40"><text:s/></text:span><text:span text:style-name="T41">This error is only in value of B and E.</text:span></text:p>
      <text:p text:style-name="P42"/>
      <text:p text:style-name="Standard"><text:span text:style-name="T43">8.Error in value of Vector Potential is less than ±1%.</text:span></text:p>
      <text:p text:style-name="P44"/>
      <text:p text:style-name="Standard"><text:span text:style-name="T45">9. Main code of this project stored inside the file name “</text:span><text:span text:style-name="T46">Application.java</text:span><text:span text:style-name="T47">” in java programming languages. Execution<text:s/></text:span><text:span text:style-name="T48">of it may take some time.</text:span></text:p>
      <text:p text:style-name="P49"/>
      <text:p text:style-name="P50"/>
      <text:p text:style-name="P51"/>
      <text:p text:style-name="Standard"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Guidelines</text:span></text:p>
      <text:p text:style-name="P58"><text:tab/></text:p>
      <text:p text:style-name="Standard">1. For input file: -</text:p>
      <text:p text:style-name="Standard"/>
      <text:p text:style-name="Standard">* Make sure that before you run this program you created input file in same directory in which your “Application.java” file located or specify the absolute path of input file.</text:p>
      <text:p text:style-name="Standard"/>
      <text:p text:style-name="Standard">For t=0<text:s/>limit is undefined. So, there will be kink in the graph.<text:s/></text:p>
      <text:p text:style-name="Standard"/>
      <text:p text:style-name="Standard">* In every line, you first have to write value of time in second then put a space and write value of current corresponding to this particular value of time.</text:p>
      <text:p text:style-name="Standard"/>
      <text:p text:style-name="Standard">* So, your input file look like this.......</text:p>
      <text:p text:style-name="Standard"/>
      <text:p text:style-name="Standard"><text:tab/>1 1</text:p>
      <text:p text:style-name="Standard"><text:tab/>2 2</text:p>
      <text:p text:style-name="Standard"><text:tab/>. <text:s/>.</text:p>
      <text:p text:style-name="Standard"><text:tab/>. <text:s/>.</text:p>
      <text:p text:style-name="Standard"><text:tab/>1000 8</text:p>
      <text:p text:style-name="Standard"/>
      <text:p text:style-name="Standard"><text:tab/></text:p>
      <text:p text:style-name="Standard">2. Format of filed (Answer) file: -</text:p>
      <text:p text:style-name="Standard"/>
      <text:p text:style-name="Standard">* After execution of program, program write 10 columns and 1000 rows in three of this files.</text:p>
      <text:p text:style-name="Standard"/>
      <text:p text:style-name="Standard">*Here each column indicates different values of S and each row indicate different value of time.</text:p>
      <text:p text:style-name="Standard"/>
      <text:p text:style-name="P59"/>
      <text:p text:style-name="Standard">3. Make sure that all file you created is in same directory in which “<text:span text:style-name="T60">Appication.java</text:span>” located and has extension “<text:span text:style-name="T61">.txt”</text:span></text:p>
      <text:p text:style-name="P62"/>
      <text:p text:style-name="Standard">4.<text:s/><text:span text:style-name="T63">If you run program more than one time then it will overwrite values in files.</text:span></text:p>
      <text:p text:style-name="P64"/>
      <text:p text:style-name="Standard">5. After execution you get message on<text:s/>terminal “PROGRAM<text:span text:style-name="T65"><text:s/>SUCESSFULY EXECUTED!”</text:span><text:s/>if it executes successfully otherwise you probably made some mistake in creating file (you also get error message for the same.).</text:p>
      <text:p text:style-name="Standard"/>
      <text:p text:style-name="Standard">6. It will run for both the negative and positive value.</text:p>
      <text:p text:style-name="Standard"/>
      <text:p text:style-name="Standard">7. we are assuming that there will be same current in the<text:s/>whole wire at any point of time. <text:s text:c="2"/></text:p>
      <text:p text:style-name="Standard"/>
      <text:p text:style-name="Standard">8. Here I am assuming that tr = 0. Therefore, limits define by the formula <text:s/><text:span text:style-name="T66"><text:s/></text:span><text:span text:style-name="T67">b</text:span><text:span text:style-name="T68">=</text:span><text:span text:style-name="T69">sqrt</text:span><text:span text:style-name="T70">(((300*</text:span><text:span text:style-name="T71">t</text:span><text:span text:style-name="T72">)-(</text:span><text:span text:style-name="T73">s</text:span><text:span text:style-name="T74">))*(((300*</text:span><text:span text:style-name="T75">t</text:span><text:span text:style-name="T76">)+(</text:span><text:span text:style-name="T77">s</text:span><text:span text:style-name="T78">))</text:span></text:p>
      <text:p text:style-name="P79"/>
      <text:p text:style-name="P80">The sample attached with the file is for current = constant value.</text:p>
      <text:p text:style-name="Standard"/>
      <text:p text:style-name="Standard">*******************************************************************************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Arial Black" svg:font-family="Arial Black" style:font-family-generic="swiss" style:font-pitch="variable" svg:panose-1="2 11 10 4 2 1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oSpacing" style:display-name="No Spacing" style:family="paragraph"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nayakgujarat@gmail.com</dc:creator>
    <meta:creation-date>2018-04-09T13:47:00Z</meta:creation-date>
    <dc:date>2018-04-09T17:47:00Z</dc:date>
    <meta:template xlink:href="Normal" xlink:type="simple"/>
    <meta:editing-cycles>23</meta:editing-cycles>
    <meta:editing-duration>PT7500S</meta:editing-duration>
    <meta:document-statistic meta:page-count="1" meta:paragraph-count="6" meta:word-count="458" meta:character-count="3065" meta:row-count="21" meta:non-whitespace-character-count="2613"/>
  </office:meta>
</office:document-meta>
</file>